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4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9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3366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able-cell-properties fo:background-color="#dc2300"/>
    </style:style>
    <style:style style:name="ce5" style:family="table-cell" style:parent-style-name="Default">
      <style:table-cell-properties fo:background-color="#dc2300"/>
      <style:text-properties style:use-window-font-color="true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number-columns-repeated="15" table:default-cell-style-name="Default"/>
        <table:table-column table:style-name="co2" table:default-cell-style-name="ce1"/>
        <table:table-column table:style-name="co2" table:default-cell-style-name="ce4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992" table:default-cell-style-name="Default"/>
        <table:table-row table:style-name="ro1">
          <table:table-cell/>
          <table:table-cell office:value-type="string">
            <text:p>input1</text:p>
          </table:table-cell>
          <table:table-cell office:value-type="string">
            <text:p>input2</text:p>
          </table:table-cell>
          <table:table-cell office:value-type="string">
            <text:p>hidden0</text:p>
          </table:table-cell>
          <table:table-cell office:value-type="string">
            <text:p>hidden1</text:p>
          </table:table-cell>
          <table:table-cell office:value-type="string">
            <text:p>hidden2</text:p>
          </table:table-cell>
          <table:table-cell office:value-type="string">
            <text:p>hidden3</text:p>
          </table:table-cell>
          <table:table-cell office:value-type="string">
            <text:p>hidden4</text:p>
          </table:table-cell>
          <table:table-cell office:value-type="string">
            <text:p>hidden5</text:p>
          </table:table-cell>
          <table:table-cell office:value-type="string">
            <text:p>hidden6</text:p>
          </table:table-cell>
          <table:table-cell office:value-type="string">
            <text:p>hidden7</text:p>
          </table:table-cell>
          <table:table-cell office:value-type="string">
            <text:p>hidden8</text:p>
          </table:table-cell>
          <table:table-cell office:value-type="string">
            <text:p>hidden9</text:p>
          </table:table-cell>
          <table:table-cell office:value-type="string">
            <text:p>hidden10</text:p>
          </table:table-cell>
          <table:table-cell office:value-type="string">
            <text:p>hidden11</text:p>
          </table:table-cell>
          <table:table-cell office:value-type="string">
            <text:p>hidden12</text:p>
          </table:table-cell>
          <table:table-cell office:value-type="string">
            <text:p>output</text:p>
          </table:table-cell>
          <table:table-cell table:style-name="Default" office:value-type="string">
            <text:p>biasInpit1</text:p>
          </table:table-cell>
          <table:table-cell office:value-type="string">
            <text:p>biasInpit2</text:p>
          </table:table-cell>
          <table:table-cell table:number-columns-repeated="1004"/>
        </table:table-row>
        <table:table-row table:style-name="ro1">
          <table:table-cell office:value-type="string">
            <text:p>input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6.482206 </text:p>
          </table:table-cell>
          <table:table-cell office:value-type="string">
            <text:p>-13.519649 </text:p>
          </table:table-cell>
          <table:table-cell office:value-type="string">
            <text:p>-2.407861 </text:p>
          </table:table-cell>
          <table:table-cell office:value-type="string">
            <text:p>8.233824 </text:p>
          </table:table-cell>
          <table:table-cell office:value-type="string">
            <text:p>-5.691176 </text:p>
          </table:table-cell>
          <table:table-cell office:value-type="string">
            <text:p>-5.287465 </text:p>
          </table:table-cell>
          <table:table-cell office:value-type="string">
            <text:p>-3.632568 </text:p>
          </table:table-cell>
          <table:table-cell office:value-type="string">
            <text:p>4.357163 </text:p>
          </table:table-cell>
          <table:table-cell office:value-type="string">
            <text:p>-1.447946 </text:p>
          </table:table-cell>
          <table:table-cell office:value-type="string">
            <text:p>4.546345 </text:p>
          </table:table-cell>
          <table:table-cell office:value-type="string">
            <text:p>-4.388394</text:p>
          </table:table-cell>
          <table:table-cell office:value-type="string">
            <text:p>-1.014664 </text:p>
          </table:table-cell>
          <table:table-cell office:value-type="string">
            <text:p>2.703683 </text:p>
          </table:table-cell>
          <table:table-cell office:value-type="string">
            <text:p>-4.292825 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input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118.390256 </text:p>
          </table:table-cell>
          <table:table-cell office:value-type="string">
            <text:p>-2.871400 </text:p>
          </table:table-cell>
          <table:table-cell office:value-type="string">
            <text:p>-12.566088 </text:p>
          </table:table-cell>
          <table:table-cell office:value-type="string">
            <text:p>-5.865803</text:p>
          </table:table-cell>
          <table:table-cell office:value-type="string">
            <text:p>-7.041699 </text:p>
          </table:table-cell>
          <table:table-cell office:value-type="string">
            <text:p>4.026505 </text:p>
          </table:table-cell>
          <table:table-cell office:value-type="string">
            <text:p>-3.718837 </text:p>
          </table:table-cell>
          <table:table-cell office:value-type="string">
            <text:p>3.718914 </text:p>
          </table:table-cell>
          <table:table-cell office:value-type="string">
            <text:p>-5.136195</text:p>
          </table:table-cell>
          <table:table-cell office:value-type="string">
            <text:p>3.813298</text:p>
          </table:table-cell>
          <table:table-cell office:value-type="string">
            <text:p>3.448031 </text:p>
          </table:table-cell>
          <table:table-cell office:value-type="string">
            <text:p>0.070360 </text:p>
          </table:table-cell>
          <table:table-cell office:value-type="string">
            <text:p>-3.424804 </text:p>
          </table:table-cell>
          <table:table-cell office:value-type="string">
            <text:p>2.715380 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hidden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.714157 </text:p>
          </table:table-cell>
          <table:table-cell office:value-type="string">
            <text:p>-0.989280 </text:p>
          </table:table-cell>
          <table:table-cell office:value-type="string">
            <text:p>-7.545930 </text:p>
          </table:table-cell>
          <table:table-cell office:value-type="string">
            <text:p>-8.317019</text:p>
          </table:table-cell>
          <table:table-cell office:value-type="string">
            <text:p>3.332767</text:p>
          </table:table-cell>
          <table:table-cell office:value-type="string">
            <text:p>-14.661171 </text:p>
          </table:table-cell>
          <table:table-cell office:value-type="string">
            <text:p>4.097464 </text:p>
          </table:table-cell>
          <table:table-cell office:value-type="string">
            <text:p>-1.451744 </text:p>
          </table:table-cell>
          <table:table-cell office:value-type="string">
            <text:p>7.499075 </text:p>
          </table:table-cell>
          <table:table-cell office:value-type="string">
            <text:p>1.451294 </text:p>
          </table:table-cell>
          <table:table-cell office:value-type="string">
            <text:p>2.566647 </text:p>
          </table:table-cell>
          <table:table-cell office:value-type="string">
            <text:p>-1.730809 </text:p>
          </table:table-cell>
          <table:table-cell office:value-type="string">
            <text:p>0.506498 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hidden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31.034039 </text:p>
          </table:table-cell>
          <table:table-cell office:value-type="string">
            <text:p>1.442905 </text:p>
          </table:table-cell>
          <table:table-cell office:value-type="string">
            <text:p>-6.443207 </text:p>
          </table:table-cell>
          <table:table-cell office:value-type="string">
            <text:p>-4.222688 </text:p>
          </table:table-cell>
          <table:table-cell office:value-type="string">
            <text:p>-9.343128</text:p>
          </table:table-cell>
          <table:table-cell office:value-type="string">
            <text:p>-8.985233 </text:p>
          </table:table-cell>
          <table:table-cell office:value-type="string">
            <text:p>-3.746169 </text:p>
          </table:table-cell>
          <table:table-cell office:value-type="string">
            <text:p>1.126183 </text:p>
          </table:table-cell>
          <table:table-cell office:value-type="string">
            <text:p>-4.727368 </text:p>
          </table:table-cell>
          <table:table-cell office:value-type="string">
            <text:p>-0.822016 </text:p>
          </table:table-cell>
          <table:table-cell office:value-type="string">
            <text:p>0.813796 </text:p>
          </table:table-cell>
          <table:table-cell office:value-type="string">
            <text:p>-6.492351 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hidden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29.313542 </text:p>
          </table:table-cell>
          <table:table-cell office:value-type="string">
            <text:p>-0.742867 </text:p>
          </table:table-cell>
          <table:table-cell office:value-type="string">
            <text:p>5.444021</text:p>
          </table:table-cell>
          <table:table-cell office:value-type="string">
            <text:p>-0.553599 </text:p>
          </table:table-cell>
          <table:table-cell office:value-type="string">
            <text:p>1.682866 </text:p>
          </table:table-cell>
          <table:table-cell office:value-type="string">
            <text:p>-0.175341 </text:p>
          </table:table-cell>
          <table:table-cell office:value-type="string">
            <text:p>5.466231 </text:p>
          </table:table-cell>
          <table:table-cell office:value-type="string">
            <text:p>0.542935 </text:p>
          </table:table-cell>
          <table:table-cell office:value-type="string">
            <text:p>2.388321 </text:p>
          </table:table-cell>
          <table:table-cell office:value-type="string">
            <text:p>-1.251877 </text:p>
          </table:table-cell>
          <table:table-cell office:value-type="string">
            <text:p>4.519850 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hidden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28.916661</text:p>
          </table:table-cell>
          <table:table-cell office:value-type="string">
            <text:p>1.953919 </text:p>
          </table:table-cell>
          <table:table-cell office:value-type="string">
            <text:p>-6.545486 </text:p>
          </table:table-cell>
          <table:table-cell office:value-type="string">
            <text:p>-8.786207 </text:p>
          </table:table-cell>
          <table:table-cell office:value-type="string">
            <text:p>0.827950</text:p>
          </table:table-cell>
          <table:table-cell office:value-type="string">
            <text:p>-0.147248 </text:p>
          </table:table-cell>
          <table:table-cell office:value-type="string">
            <text:p>1.489417 </text:p>
          </table:table-cell>
          <table:table-cell office:value-type="string">
            <text:p>0.330689 </text:p>
          </table:table-cell>
          <table:table-cell office:value-type="string">
            <text:p>-10.827459 </text:p>
          </table:table-cell>
          <table:table-cell office:value-type="string">
            <text:p>8.187420 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hidden4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25.960659</text:p>
          </table:table-cell>
          <table:table-cell office:value-type="string">
            <text:p>-14.067051 </text:p>
          </table:table-cell>
          <table:table-cell office:value-type="string">
            <text:p>2.061618</text:p>
          </table:table-cell>
          <table:table-cell office:value-type="string">
            <text:p>-8.943056 </text:p>
          </table:table-cell>
          <table:table-cell office:value-type="string">
            <text:p>11.687935 </text:p>
          </table:table-cell>
          <table:table-cell office:value-type="string">
            <text:p>4.375984 </text:p>
          </table:table-cell>
          <table:table-cell office:value-type="string">
            <text:p>-0.825908 </text:p>
          </table:table-cell>
          <table:table-cell office:value-type="string">
            <text:p>0.242697 </text:p>
          </table:table-cell>
          <table:table-cell office:value-type="string">
            <text:p>4.037919 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hidden5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-3.209143 </text:p>
          </table:table-cell>
          <table:table-cell office:value-type="string">
            <text:p>42.651807</text:p>
          </table:table-cell>
          <table:table-cell office:value-type="string">
            <text:p>-8.097755 </text:p>
          </table:table-cell>
          <table:table-cell office:value-type="string">
            <text:p>1.961856 </text:p>
          </table:table-cell>
          <table:table-cell office:value-type="string">
            <text:p>0.875736 </text:p>
          </table:table-cell>
          <table:table-cell office:value-type="string">
            <text:p>-2.106127 </text:p>
          </table:table-cell>
          <table:table-cell office:value-type="string">
            <text:p>10.123389 </text:p>
          </table:table-cell>
          <table:table-cell table:style-name="Default" office:value-type="string">
            <text:p>-3.189959 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hidden6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13.563764 </text:p>
          </table:table-cell>
          <table:table-cell office:value-type="string">
            <text:p>21.347918 </text:p>
          </table:table-cell>
          <table:table-cell office:value-type="string">
            <text:p>3.432945 </text:p>
          </table:table-cell>
          <table:table-cell office:value-type="string">
            <text:p>-3.124494 </text:p>
          </table:table-cell>
          <table:table-cell office:value-type="string">
            <text:p>19.488372 </text:p>
          </table:table-cell>
          <table:table-cell office:value-type="string">
            <text:p>3.021724 </text:p>
          </table:table-cell>
          <table:table-cell office:value-type="string">
            <text:p>-10.923728 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hidden7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-3.435164 </text:p>
          </table:table-cell>
          <table:table-cell office:value-type="string">
            <text:p>2.871611 </text:p>
          </table:table-cell>
          <table:table-cell office:value-type="string">
            <text:p>-5.440099 </text:p>
          </table:table-cell>
          <table:table-cell office:value-type="string">
            <text:p>-20.618116 </text:p>
          </table:table-cell>
          <table:table-cell office:value-type="string">
            <text:p>2.055222 </text:p>
          </table:table-cell>
          <table:table-cell office:value-type="string">
            <text:p>13.226882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hidden8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19.260256</text:p>
          </table:table-cell>
          <table:table-cell office:value-type="string">
            <text:p>-0.541128 </text:p>
          </table:table-cell>
          <table:table-cell office:value-type="string">
            <text:p>0.423752 </text:p>
          </table:table-cell>
          <table:table-cell office:value-type="string">
            <text:p>1.276955 </text:p>
          </table:table-cell>
          <table:table-cell office:value-type="string">
            <text:p>0.064510 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hidden9</text:p>
          </table:table-cell>
          <table:table-cell table:number-columns-repeated="12" office:value-type="float" office:value="0">
            <text:p>0</text:p>
          </table:table-cell>
          <table:table-cell office:value-type="string">
            <text:p>25.273576 </text:p>
          </table:table-cell>
          <table:table-cell office:value-type="string">
            <text:p>-5.418852 </text:p>
          </table:table-cell>
          <table:table-cell office:value-type="string">
            <text:p>-7.877641 </text:p>
          </table:table-cell>
          <table:table-cell office:value-type="string">
            <text:p>-2.815611 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hidden10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>26.205933 </text:p>
          </table:table-cell>
          <table:table-cell office:value-type="string">
            <text:p>-0.759597 </text:p>
          </table:table-cell>
          <table:table-cell office:value-type="string">
            <text:p>-9.028856 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hidden11</text:p>
          </table:table-cell>
          <table:table-cell table:number-columns-repeated="14" office:value-type="float" office:value="0">
            <text:p>0</text:p>
          </table:table-cell>
          <table:table-cell office:value-type="string">
            <text:p>10.055540 </text:p>
          </table:table-cell>
          <table:table-cell office:value-type="string">
            <text:p>-20.516628 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14"/>
          <table:table-cell table:style-name="ce3" table:number-columns-repeated="990"/>
        </table:table-row>
        <table:table-row table:style-name="ro1">
          <table:table-cell office:value-type="string">
            <text:p>hidden12</text:p>
          </table:table-cell>
          <table:table-cell table:number-columns-repeated="15" table:style-name="ce3" office:value-type="float" office:value="0">
            <text:p>0</text:p>
          </table:table-cell>
          <table:table-cell table:style-name="ce3" office:value-type="string">
            <text:p>-2.772114 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output</text:p>
          </table:table-cell>
          <table:table-cell table:number-columns-repeated="15"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14"/>
          <table:table-cell table:style-name="ce1" table:number-columns-repeated="990"/>
        </table:table-row>
        <table:table-row table:style-name="ro1">
          <table:table-cell table:style-name="ce2" office:value-type="string">
            <text:p>biasInput1</text:p>
          </table:table-cell>
          <table:table-cell table:style-name="ce2" office:value-type="string">
            <text:p>-0.041142</text:p>
          </table:table-cell>
          <table:table-cell table:number-columns-repeated="12" table:style-name="ce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14"/>
          <table:table-cell table:style-name="ce2" table:number-columns-repeated="990"/>
        </table:table-row>
        <table:table-row table:style-name="ro1">
          <table:table-cell office:value-type="string">
            <text:p>biasInput2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-0.067815</text:p>
          </table:table-cell>
          <table:table-cell table:number-columns-repeated="13" table:style-name="ce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1004"/>
        </table:table-row>
        <table:table-row table:style-name="ro1" table:number-rows-repeated="8">
          <table:table-cell table:number-columns-repeated="16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" table:number-columns-repeated="16"/>
          <table:table-cell/>
          <table:table-cell table:style-name="Default"/>
          <table:table-cell table:number-columns-repeated="4"/>
          <table:table-cell table:style-name="ce1" table:number-columns-repeated="2"/>
          <table:table-cell table:number-columns-repeated="5"/>
          <table:table-cell table:style-name="ce1" table:number-columns-repeated="2"/>
          <table:table-cell table:number-columns-repeated="2" table:style-name="ce1" office:value-type="float" office:value="0">
            <text:p>0</text:p>
          </table:table-cell>
          <table:table-cell table:style-name="ce1" table:number-columns-repeated="990"/>
        </table:table-row>
        <table:table-row table:style-name="ro1" table:number-rows-repeated="5">
          <table:table-cell table:number-columns-repeated="16"/>
          <table:table-cell table:style-name="Default" table:number-columns-repeated="2"/>
          <table:table-cell table:number-columns-repeated="1005"/>
        </table:table-row>
        <table:table-row table:style-name="ro1" table:number-rows-repeated="6">
          <table:table-cell table:number-columns-repeated="17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"/>
          <table:table-cell table:number-columns-repeated="1022"/>
        </table:table-row>
        <table:table-row table:style-name="ro1">
          <table:table-cell table:style-name="ce2"/>
          <table:table-cell table:number-columns-repeated="1022"/>
        </table:table-row>
        <table:table-row table:style-name="ro1">
          <table:table-cell table:style-name="ce1"/>
          <table:table-cell table:number-columns-repeated="1022"/>
        </table:table-row>
        <table:table-row table:style-name="ro1" table:number-rows-repeated="6548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ист2" table:style-name="ta1" table:print="false">
        <table:table-column table:style-name="co2" table:number-columns-repeated="16" table:default-cell-style-name="Default"/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6.482">
            <text:p>16,48</text:p>
          </table:table-cell>
          <table:table-cell office:value-type="float" office:value="-13.52">
            <text:p>-13,52</text:p>
          </table:table-cell>
          <table:table-cell office:value-type="float" office:value="-2.4079">
            <text:p>-2,41</text:p>
          </table:table-cell>
          <table:table-cell office:value-type="float" office:value="8.2338">
            <text:p>8,23</text:p>
          </table:table-cell>
          <table:table-cell office:value-type="float" office:value="-5.6912">
            <text:p>-5,69</text:p>
          </table:table-cell>
          <table:table-cell office:value-type="float" office:value="-5.2875">
            <text:p>-5,29</text:p>
          </table:table-cell>
          <table:table-cell office:value-type="float" office:value="-3.6326">
            <text:p>-3,63</text:p>
          </table:table-cell>
          <table:table-cell office:value-type="float" office:value="4.3572">
            <text:p>4,36</text:p>
          </table:table-cell>
          <table:table-cell office:value-type="float" office:value="-1.4479">
            <text:p>-1,45</text:p>
          </table:table-cell>
          <table:table-cell office:value-type="float" office:value="4.5463">
            <text:p>4,55</text:p>
          </table:table-cell>
          <table:table-cell office:value-type="float" office:value="-4.3884">
            <text:p>-4,39</text:p>
          </table:table-cell>
          <table:table-cell office:value-type="float" office:value="-1.0147">
            <text:p>-1,01</text:p>
          </table:table-cell>
          <table:table-cell office:value-type="float" office:value="2.7037">
            <text:p>2,7</text:p>
          </table:table-cell>
          <table:table-cell office:value-type="float" office:value="-4.2928">
            <text:p>-4,2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118.39">
            <text:p>-118,39</text:p>
          </table:table-cell>
          <table:table-cell office:value-type="float" office:value="-2.8714">
            <text:p>-2,87</text:p>
          </table:table-cell>
          <table:table-cell office:value-type="float" office:value="-12.566">
            <text:p>-12,57</text:p>
          </table:table-cell>
          <table:table-cell office:value-type="float" office:value="-5.8658">
            <text:p>-5,87</text:p>
          </table:table-cell>
          <table:table-cell office:value-type="float" office:value="-7.0417">
            <text:p>-7,04</text:p>
          </table:table-cell>
          <table:table-cell office:value-type="float" office:value="4.0265">
            <text:p>4,03</text:p>
          </table:table-cell>
          <table:table-cell office:value-type="float" office:value="-3.7188">
            <text:p>-3,72</text:p>
          </table:table-cell>
          <table:table-cell office:value-type="float" office:value="3.7189">
            <text:p>3,72</text:p>
          </table:table-cell>
          <table:table-cell office:value-type="float" office:value="-5.1362">
            <text:p>-5,14</text:p>
          </table:table-cell>
          <table:table-cell office:value-type="float" office:value="3.8133">
            <text:p>3,81</text:p>
          </table:table-cell>
          <table:table-cell office:value-type="float" office:value="3.448">
            <text:p>3,45</text:p>
          </table:table-cell>
          <table:table-cell office:value-type="float" office:value="0.07036">
            <text:p>0,07</text:p>
          </table:table-cell>
          <table:table-cell office:value-type="float" office:value="-3.4248">
            <text:p>-3,42</text:p>
          </table:table-cell>
          <table:table-cell office:value-type="float" office:value="2.7154">
            <text:p>2,72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20.714">
            <text:p>20,71</text:p>
          </table:table-cell>
          <table:table-cell office:value-type="float" office:value="-0.98928">
            <text:p>-0,99</text:p>
          </table:table-cell>
          <table:table-cell office:value-type="float" office:value="-7.5459">
            <text:p>-7,55</text:p>
          </table:table-cell>
          <table:table-cell office:value-type="float" office:value="-8.317">
            <text:p>-8,32</text:p>
          </table:table-cell>
          <table:table-cell office:value-type="float" office:value="3.3328">
            <text:p>3,33</text:p>
          </table:table-cell>
          <table:table-cell office:value-type="float" office:value="-14.661">
            <text:p>-14,66</text:p>
          </table:table-cell>
          <table:table-cell office:value-type="float" office:value="4.0975">
            <text:p>4,1</text:p>
          </table:table-cell>
          <table:table-cell office:value-type="float" office:value="-1.4517">
            <text:p>-1,45</text:p>
          </table:table-cell>
          <table:table-cell office:value-type="float" office:value="7.4991">
            <text:p>7,5</text:p>
          </table:table-cell>
          <table:table-cell office:value-type="float" office:value="1.4513">
            <text:p>1,45</text:p>
          </table:table-cell>
          <table:table-cell office:value-type="float" office:value="2.5666">
            <text:p>2,57</text:p>
          </table:table-cell>
          <table:table-cell office:value-type="float" office:value="-1.7308">
            <text:p>-1,73</text:p>
          </table:table-cell>
          <table:table-cell office:value-type="float" office:value="0.5065">
            <text:p>0,51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-31.034">
            <text:p>-31,03</text:p>
          </table:table-cell>
          <table:table-cell office:value-type="float" office:value="1.4429">
            <text:p>1,44</text:p>
          </table:table-cell>
          <table:table-cell office:value-type="float" office:value="-6.4432">
            <text:p>-6,44</text:p>
          </table:table-cell>
          <table:table-cell office:value-type="float" office:value="-4.2227">
            <text:p>-4,22</text:p>
          </table:table-cell>
          <table:table-cell office:value-type="float" office:value="-9.3431">
            <text:p>-9,34</text:p>
          </table:table-cell>
          <table:table-cell office:value-type="float" office:value="-8.9852">
            <text:p>-8,99</text:p>
          </table:table-cell>
          <table:table-cell office:value-type="float" office:value="-3.7462">
            <text:p>-3,75</text:p>
          </table:table-cell>
          <table:table-cell office:value-type="float" office:value="1.1262">
            <text:p>1,13</text:p>
          </table:table-cell>
          <table:table-cell office:value-type="float" office:value="-4.7274">
            <text:p>-4,73</text:p>
          </table:table-cell>
          <table:table-cell office:value-type="float" office:value="-0.82202">
            <text:p>-0,82</text:p>
          </table:table-cell>
          <table:table-cell office:value-type="float" office:value="0.8138">
            <text:p>0,81</text:p>
          </table:table-cell>
          <table:table-cell office:value-type="float" office:value="-6.4924">
            <text:p>-6,49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-29.314">
            <text:p>-29,31</text:p>
          </table:table-cell>
          <table:table-cell office:value-type="float" office:value="-0.74287">
            <text:p>-0,74</text:p>
          </table:table-cell>
          <table:table-cell office:value-type="float" office:value="5.444">
            <text:p>5,44</text:p>
          </table:table-cell>
          <table:table-cell office:value-type="float" office:value="-0.5536">
            <text:p>-0,55</text:p>
          </table:table-cell>
          <table:table-cell office:value-type="float" office:value="1.6829">
            <text:p>1,68</text:p>
          </table:table-cell>
          <table:table-cell office:value-type="float" office:value="-0.17534">
            <text:p>-0,18</text:p>
          </table:table-cell>
          <table:table-cell office:value-type="float" office:value="5.4662">
            <text:p>5,47</text:p>
          </table:table-cell>
          <table:table-cell office:value-type="float" office:value="0.54293">
            <text:p>0,54</text:p>
          </table:table-cell>
          <table:table-cell office:value-type="float" office:value="2.3883">
            <text:p>2,39</text:p>
          </table:table-cell>
          <table:table-cell office:value-type="float" office:value="-1.2519">
            <text:p>-1,25</text:p>
          </table:table-cell>
          <table:table-cell office:value-type="float" office:value="4.5198">
            <text:p>4,52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28.917">
            <text:p>28,92</text:p>
          </table:table-cell>
          <table:table-cell office:value-type="float" office:value="1.9539">
            <text:p>1,95</text:p>
          </table:table-cell>
          <table:table-cell office:value-type="float" office:value="-6.5455">
            <text:p>-6,55</text:p>
          </table:table-cell>
          <table:table-cell office:value-type="float" office:value="-8.7862">
            <text:p>-8,79</text:p>
          </table:table-cell>
          <table:table-cell office:value-type="float" office:value="0.82795">
            <text:p>0,83</text:p>
          </table:table-cell>
          <table:table-cell office:value-type="float" office:value="-0.14725">
            <text:p>-0,15</text:p>
          </table:table-cell>
          <table:table-cell office:value-type="float" office:value="1.4894">
            <text:p>1,49</text:p>
          </table:table-cell>
          <table:table-cell office:value-type="float" office:value="0.33069">
            <text:p>0,33</text:p>
          </table:table-cell>
          <table:table-cell office:value-type="float" office:value="-10.827">
            <text:p>-10,83</text:p>
          </table:table-cell>
          <table:table-cell office:value-type="float" office:value="8.1874">
            <text:p>8,19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25.961">
            <text:p>25,96</text:p>
          </table:table-cell>
          <table:table-cell office:value-type="float" office:value="-14.067">
            <text:p>-14,07</text:p>
          </table:table-cell>
          <table:table-cell office:value-type="float" office:value="2.0616">
            <text:p>2,06</text:p>
          </table:table-cell>
          <table:table-cell office:value-type="float" office:value="-8.9431">
            <text:p>-8,94</text:p>
          </table:table-cell>
          <table:table-cell office:value-type="float" office:value="11.688">
            <text:p>11,69</text:p>
          </table:table-cell>
          <table:table-cell office:value-type="float" office:value="4.376">
            <text:p>4,38</text:p>
          </table:table-cell>
          <table:table-cell office:value-type="float" office:value="-0.82591">
            <text:p>-0,83</text:p>
          </table:table-cell>
          <table:table-cell office:value-type="float" office:value="0.2427">
            <text:p>0,24</text:p>
          </table:table-cell>
          <table:table-cell office:value-type="float" office:value="4.0379">
            <text:p>4,04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float" office:value="-3.2091">
            <text:p>-3,21</text:p>
          </table:table-cell>
          <table:table-cell office:value-type="float" office:value="42.652">
            <text:p>42,65</text:p>
          </table:table-cell>
          <table:table-cell office:value-type="float" office:value="-8.0978">
            <text:p>-8,1</text:p>
          </table:table-cell>
          <table:table-cell office:value-type="float" office:value="1.9619">
            <text:p>1,96</text:p>
          </table:table-cell>
          <table:table-cell office:value-type="float" office:value="0.87574">
            <text:p>0,88</text:p>
          </table:table-cell>
          <table:table-cell office:value-type="float" office:value="-2.1061">
            <text:p>-2,11</text:p>
          </table:table-cell>
          <table:table-cell office:value-type="float" office:value="10.123">
            <text:p>10,12</text:p>
          </table:table-cell>
          <table:table-cell office:value-type="float" office:value="-3.19">
            <text:p>-3,19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13.564">
            <text:p>13,56</text:p>
          </table:table-cell>
          <table:table-cell office:value-type="float" office:value="21.348">
            <text:p>21,35</text:p>
          </table:table-cell>
          <table:table-cell office:value-type="float" office:value="3.4329">
            <text:p>3,43</text:p>
          </table:table-cell>
          <table:table-cell office:value-type="float" office:value="-3.1245">
            <text:p>-3,12</text:p>
          </table:table-cell>
          <table:table-cell office:value-type="float" office:value="19.488">
            <text:p>19,49</text:p>
          </table:table-cell>
          <table:table-cell office:value-type="float" office:value="3.0217">
            <text:p>3,02</text:p>
          </table:table-cell>
          <table:table-cell office:value-type="float" office:value="-10.924">
            <text:p>-10,92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office:value-type="float" office:value="-3.4352">
            <text:p>-3,44</text:p>
          </table:table-cell>
          <table:table-cell office:value-type="float" office:value="2.8716">
            <text:p>2,87</text:p>
          </table:table-cell>
          <table:table-cell office:value-type="float" office:value="-5.4401">
            <text:p>-5,44</text:p>
          </table:table-cell>
          <table:table-cell office:value-type="float" office:value="-20.618">
            <text:p>-20,62</text:p>
          </table:table-cell>
          <table:table-cell office:value-type="float" office:value="2.0552">
            <text:p>2,06</text:p>
          </table:table-cell>
          <table:table-cell office:value-type="float" office:value="13.227">
            <text:p>13,23</text:p>
          </table:table-cell>
        </table:table-row>
        <table:table-row table:style-name="ro1">
          <table:table-cell table:number-columns-repeated="11" office:value-type="float" office:value="0">
            <text:p>0</text:p>
          </table:table-cell>
          <table:table-cell office:value-type="float" office:value="19.26">
            <text:p>19,26</text:p>
          </table:table-cell>
          <table:table-cell office:value-type="float" office:value="-0.54113">
            <text:p>-0,54</text:p>
          </table:table-cell>
          <table:table-cell office:value-type="float" office:value="0.42375">
            <text:p>0,42</text:p>
          </table:table-cell>
          <table:table-cell office:value-type="float" office:value="1.277">
            <text:p>1,28</text:p>
          </table:table-cell>
          <table:table-cell office:value-type="float" office:value="0.06451">
            <text:p>0,06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  <table:table-cell office:value-type="float" office:value="25.274">
            <text:p>25,27</text:p>
          </table:table-cell>
          <table:table-cell office:value-type="float" office:value="-5.4189">
            <text:p>-5,42</text:p>
          </table:table-cell>
          <table:table-cell office:value-type="float" office:value="-7.8776">
            <text:p>-7,88</text:p>
          </table:table-cell>
          <table:table-cell office:value-type="float" office:value="-2.8156">
            <text:p>-2,82</text:p>
          </table:table-cell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26.206">
            <text:p>26,21</text:p>
          </table:table-cell>
          <table:table-cell office:value-type="float" office:value="-0.7596">
            <text:p>-0,76</text:p>
          </table:table-cell>
          <table:table-cell office:value-type="float" office:value="-9.0289">
            <text:p>-9,03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office:value-type="float" office:value="10.056">
            <text:p>10,06</text:p>
          </table:table-cell>
          <table:table-cell office:value-type="float" office:value="-20.517">
            <text:p>-20,52</text:p>
          </table:table-cell>
        </table:table-row>
        <table:table-row table:style-name="ro1">
          <table:table-cell table:number-columns-repeated="15" office:value-type="float" office:value="0">
            <text:p>0</text:p>
          </table:table-cell>
          <table:table-cell office:value-type="float" office:value="-2.7721">
            <text:p>-2,77</text:p>
          </table:table-cell>
        </table:table-row>
        <table:table-row table:style-name="ro1">
          <table:table-cell table:number-columns-repeated="16" office:value-type="float" office:value="0">
            <text:p>0</text:p>
          </table:table-cell>
        </table:table-row>
      </table:table>
      <table:table table:name="Лист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6">06.04.2009</text:date>, <text:time>11:38:5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4T13:45:53.71</meta:creation-date>
    <dc:date>2009-04-06T11:38:49.78</dc:date>
    <meta:editing-duration>PT01H37M31S</meta:editing-duration>
    <meta:editing-cycles>77</meta:editing-cycles>
    <meta:generator>OpenOffice.org/3.0$Win32 OpenOffice.org_project/300m15$Build-9379</meta:generator>
    <meta:document-statistic meta:table-count="3" meta:cell-count="618" meta:object-count="0"/>
  </office:meta>
</office:document-meta>
</file>